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6.522cm" fo:margin-left="0cm" fo:margin-right="-0.023cm" table:align="margins" style:writing-mode="lr-tb"/>
    </style:style>
    <style:style style:name="Tableau3.A" style:family="table-column">
      <style:table-column-properties style:column-width="0.557cm" style:rel-column-width="2210*"/>
    </style:style>
    <style:style style:name="Tableau3.B" style:family="table-column">
      <style:table-column-properties style:column-width="0.707cm" style:rel-column-width="2805*"/>
    </style:style>
    <style:style style:name="Tableau3.C" style:family="table-column">
      <style:table-column-properties style:column-width="12.141cm" style:rel-column-width="48156*"/>
    </style:style>
    <style:style style:name="Tableau3.D" style:family="table-column">
      <style:table-column-properties style:column-width="3.117cm" style:rel-column-width="12364*"/>
    </style:style>
    <style:style style:name="Tableau3.1" style:family="table-row">
      <style:table-row-properties style:min-row-height="0.958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2" style:family="table-row">
      <style:table-row-properties style:keep-together="false" fo:keep-together="always"/>
    </style:style>
    <style:style style:name="Tableau3.C2" style:family="table-cell">
      <style:table-cell-properties style:vertical-align="bottom" fo:padding-left="0.123cm" fo:padding-right="0.123cm" fo:padding-top="0cm" fo:padding-bottom="0cm" fo:border="none" style:writing-mode="lr-tb"/>
    </style:style>
    <style:style style:name="Tableau3.A3" style:family="table-cell">
      <style:table-cell-properties style:vertical-align="middle" fo:padding-left="0.123cm" fo:padding-right="0.123cm" fo:padding-top="0cm" fo:padding-bottom="0cm" fo:border="none" style:writing-mode="lr-tb"/>
    </style:style>
    <style:style style:name="Tableau3.D12" style:family="table-cell">
      <style:table-cell-properties style:vertical-align="top" fo:padding="0.123cm" fo:border-left="none" fo:border-right="none" fo:border-top="none" fo:border-bottom="0.002cm solid #000000" style:writing-mode="lr-tb"/>
    </style:style>
    <style:style style:name="Tableau3.D13" style:family="table-cell">
      <style:table-cell-properties style:vertical-align="top" fo:padding="0.123cm" fo:border-left="none" fo:border-right="none" fo:border-top="0.018cm solid #000000" fo:border-bottom="0.035cm solid #000000" style:writing-mode="lr-tb"/>
    </style:style>
    <style:style style:name="Tableau3.15" style:family="table-row">
      <style:table-row-properties style:min-row-height="1.081cm" style:keep-together="false" fo:keep-together="always"/>
    </style:style>
    <style:style style:name="Tableau3.19" style:family="table-row">
      <style:table-row-properties style:min-row-height="0.7cm" style:keep-together="false" fo:keep-together="always"/>
    </style:style>
    <style:style style:name="Tableau3.D19" style:family="table-cell">
      <style:table-cell-properties style:vertical-align="middle" style:border-line-width-bottom="0.002cm 0.035cm 0.002cm" fo:padding-left="0.123cm" fo:padding-right="0.123cm" fo:padding-top="0cm" fo:padding-bottom="0cm" fo:border-left="none" fo:border-right="none" fo:border-top="0.018cm solid #000000" fo:border-bottom="0.039cm double #000000" style:writing-mode="lr-tb"/>
    </style:style>
    <style:style style:name="Tableau3.20" style:family="table-row">
      <style:table-row-properties style:min-row-height="0.7cm" style:keep-together="true" fo:keep-together="auto"/>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style:snap-to-layout-grid="false">
        <style:tab-stops>
          <style:tab-stop style:position="1.752cm"/>
          <style:tab-stop style:position="9.502cm"/>
          <style:tab-stop style:position="12.002cm" style:type="center"/>
        </style:tab-stops>
      </style:paragraph-properties>
      <style:text-properties style:font-name="Gill Sans MT_CCJU" fo:font-size="11pt" style:font-size-asian="11pt" style:font-size-complex="11pt"/>
    </style:style>
    <style:style style:name="P11" style:family="paragraph" style:parent-style-name="Standard">
      <style:paragraph-properties style:snap-to-layout-grid="false"/>
      <style:text-properties style:font-name="Gill Sans MT_CCJU" fo:font-size="11pt" style:font-size-asian="11pt" style:font-size-complex="11pt"/>
    </style:style>
    <style:style style:name="P12"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style:font-name="Gill Sans MT_CCJU" fo:font-size="11pt" style:font-size-asian="11pt" style:font-size-complex="11pt"/>
    </style:style>
    <style:style style:name="P13" style:family="paragraph" style:parent-style-name="Standard">
      <style:paragraph-properties style:snap-to-layout-grid="false">
        <style:tab-stops>
          <style:tab-stop style:position="2.551cm" style:type="right"/>
        </style:tab-stops>
      </style:paragraph-properties>
      <style:text-properties style:font-name="Gill Sans MT_CCJU" fo:font-size="11pt" style:font-size-asian="11pt" style:font-size-complex="11pt"/>
    </style:style>
    <style:style style:name="P14"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fo:color="#000000" style:font-name="Gill Sans MT_CCJU" fo:font-size="11pt" style:font-size-asian="11pt" style:font-size-complex="11pt"/>
    </style:style>
    <style:style style:name="P15" style:family="paragraph" style:parent-style-name="Text_20_body" style:master-page-name="">
      <style:paragraph-properties style:page-number="auto" fo:break-before="auto" fo:break-after="auto"/>
      <style:text-properties style:font-name="Gill Sans MT_CCJU"/>
    </style:style>
    <style:style style:name="T1" style:family="text">
      <style:text-properties fo:color="#000000"/>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0">Revenu déterminant %=NOMR=% %=PRENOMR=% :</text:p>
            <text:p text:style-name="P10"/>
          </table:table-cell>
          <table:covered-table-cell/>
          <table:covered-table-cell/>
          <table:covered-table-cell/>
        </table:table-row>
        <table:table-row table:style-name="Tableau3.2">
          <table:table-cell table:style-name="Tableau3.A1" office:value-type="string">
            <text:p text:style-name="P11"/>
          </table:table-cell>
          <table:table-cell table:style-name="Tableau3.A1" office:value-type="string">
            <text:p text:style-name="P11"/>
          </table:table-cell>
          <table:table-cell table:style-name="Tableau3.C2" office:value-type="string">
            <text:p text:style-name="P11"><text:bookmark-start text:name="REVENUIMPOSABLE"/>R<text:bookmark-end text:name="REVENUIMPOSABLE"/>evenu pris en compte</text:p>
          </table:table-cell>
          <table:table-cell table:style-name="Tableau3.A1" office:value-type="string">
            <text:p text:style-name="P14">CHF<text:tab/>%=REVPC=%</text:p>
          </table: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text:bookmark-start text:name="RENDEMENTFORTUNE"/>C<text:bookmark-end text:name="RENDEMENTFORTUNE"/>otisations AVS/AI/APG</text:p>
          </table:table-cell>
          <table:table-cell table:style-name="Tableau3.A1" office:value-type="string">
            <text:p text:style-name="P14">CHF<text:bookmark-start text:name="RENFO"/><text:tab/>%=COAVS=%<text:bookmark-end text:name="RENFO"/></text:p>
          </table: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text:bookmark-start text:name="EXCEDENTSDEPENSES2"/>C<text:bookmark-end text:name="EXCEDENTSDEPENSES2"/>otisations AC</text:p>
          </table:table-cell>
          <table:table-cell table:style-name="Tableau3.A1" office:value-type="string">
            <text:p text:style-name="P12">CHF<text:tab/><text:span text:style-name="T1">%=COTAC=%</text:span><text:bookmark-start text:name="EXCDE"/><text:bookmark-end text:name="EXCDE"/></text:p>
          </table:table-cell>
        </table:table-row>
        <table:table-row table:style-name="Tableau3.2">
          <table:table-cell table:style-name="Tableau3.A3" office:value-type="string">
            <text:p text:style-name="P11"><text:bookmark text:name="SIGNET1"/></text:p>
          </table:table-cell>
          <table:table-cell table:style-name="Tableau3.A1" office:value-type="string">
            <text:p text:style-name="P11"><text:bookmark-start text:name="PLUS1"/>-<text:bookmark-end text:name="PLUS1"/></text:p>
          </table:table-cell>
          <table:table-cell table:style-name="Tableau3.A1" office:value-type="string">
            <text:p text:style-name="P11"><text:bookmark-start text:name="EXCEDENTDEPENSESUCC"/>C<text:bookmark-end text:name="EXCEDENTDEPENSESUCC"/>otisations AC supplémentaires</text:p>
          </table:table-cell>
          <table:table-cell table:style-name="Tableau3.A1" office:value-type="string">
            <text:p text:style-name="P12"><text:span text:style-name="T1">CHF</text:span><text:bookmark-start text:name="FR1"/><text:span text:style-name="T1"><text:tab/></text:span><text:bookmark-end text:name="FR1"/><text:span text:style-name="T1">%=SPCAC=%</text:span><text:bookmark-start text:name="EXSUCC"/><text:bookmark-end text:name="EXSUCC"/></text:p>
          </table: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text:bookmark-start text:name="INTERETSPASSIFS"/>P<text:bookmark-end text:name="INTERETSPASSIFS"/>rime AANP</text:p>
          </table:table-cell>
          <table:table-cell table:style-name="Tableau3.A1" office:value-type="string">
            <text:p text:style-name="P12">CHF<text:tab/><text:span text:style-name="T1">%=PRIANP=%</text:span><text:bookmark-start text:name="INTPA"/><text:bookmark-end text:name="INTPA"/></text:p>
          </table: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text:bookmark-start text:name="PERTEEXCOM"/>P<text:bookmark-end text:name="PERTEEXCOM"/>rime LPP</text:p>
          </table:table-cell>
          <table:table-cell table:style-name="Tableau3.A1" office:value-type="string">
            <text:p text:style-name="P12">CHF<text:tab/><text:span text:style-name="T1">%=PRILPP=%</text:span><text:bookmark-start text:name="PEREX"/><text:bookmark-end text:name="PEREX"/></text:p>
          </table:table-cell>
        </table:table-row>
        <table:table-row table:style-name="Tableau3.2">
          <table:table-cell table:style-name="Tableau3.A3" office:value-type="string">
            <text:p text:style-name="P11"><text:bookmark text:name="SIGNET2"/></text:p>
          </table:table-cell>
          <table:table-cell table:style-name="Tableau3.A1" office:value-type="string">
            <text:p text:style-name="P11"><text:bookmark-start text:name="PLUS2"/>-<text:bookmark-end text:name="PLUS2"/></text:p>
          </table:table-cell>
          <table:table-cell table:style-name="Tableau3.A1" office:value-type="string">
            <text:p text:style-name="P11"><text:bookmark-start text:name="PERTEREPEXANC2"/>D<text:bookmark-end text:name="PERTEREPEXANC2"/>éduction assurances</text:p>
          </table:table-cell>
          <table:table-cell table:style-name="Tableau3.A1" office:value-type="string">
            <text:p text:style-name="P12"><text:bookmark-start text:name="FR2"/>C<text:bookmark-end text:name="FR2"/>HF<text:tab/><text:span text:style-name="T1">%=DECASS=%</text:span><text:bookmark-start text:name="PERANC"/><text:bookmark-end text:name="PERANC"/></text:p>
          </table:table-cell>
        </table:table-row>
        <table:table-row table:style-name="Tableau3.2">
          <table:table-cell table:style-name="Tableau3.A3" office:value-type="string">
            <text:p text:style-name="P11"><text:bookmark text:name="SIGNET3"/></text:p>
          </table:table-cell>
          <table:table-cell table:style-name="Tableau3.A1" office:value-type="string">
            <text:p text:style-name="P11"><text:bookmark-start text:name="PLUS3"/>-<text:bookmark-end text:name="PLUS3"/></text:p>
          </table:table-cell>
          <table:table-cell table:style-name="Tableau3.A1" office:value-type="string">
            <text:p text:style-name="P11"><text:bookmark-start text:name="PERTELIQUIDATION"/>D<text:bookmark-end text:name="PERTELIQUIDATION"/>éduction supplémentaire par enfant</text:p>
          </table:table-cell>
          <table:table-cell table:style-name="Tableau3.A1" office:value-type="string">
            <text:p text:style-name="P12">CHF<text:bookmark-start text:name="FR3"/><text:tab/><text:bookmark-end text:name="FR3"/><text:span text:style-name="T1">%=DECSPE=%</text:span><text:bookmark-start text:name="PERLIQ"/><text:bookmark-end text:name="PERLIQ"/></text:p>
          </table: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Déduction frais d'obtention</text:p>
          </table:table-cell>
          <table:table-cell table:style-name="Tableau3.A1" office:value-type="string">
            <text:p text:style-name="P12">CHF<text:tab/><text:span text:style-name="T1">%=DECFOB=%</text:span><text:bookmark-start text:name="RENF2"/><text:bookmark-end text:name="RENF2"/></text:p>
          </table: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Déduction par enfant</text:p>
          </table:table-cell>
          <table:table-cell table:style-name="Tableau3.A1" office:value-type="string">
            <text:p text:style-name="P12">CHF<text:tab/>%=DECPEF=%</text:p>
          </table: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Déduction double gain</text:p>
          </table:table-cell>
          <table:table-cell table:style-name="Tableau3.D12" office:value-type="string">
            <text:p text:style-name="P12">CHF<text:tab/>%=DECDGA=%</text:p>
          </table:table-cell>
        </table:table-row>
        <table:table-row table:style-name="Tableau3.2">
          <table:table-cell table:style-name="Tableau3.A3" office:value-type="string">
            <text:p text:style-name="P11"/>
          </table:table-cell>
          <table:table-cell table:style-name="Tableau3.A1" office:value-type="string">
            <text:p text:style-name="P11"/>
          </table:table-cell>
          <table:table-cell table:style-name="Tableau3.A1" office:value-type="string">
            <text:p text:style-name="P11">Revenu imposable</text:p>
          </table:table-cell>
          <table:table-cell table:style-name="Tableau3.D13" office:value-type="string">
            <text:p text:style-name="P12">CHF<text:tab/>%=REVIM=%</text:p>
          </table:table-cell>
        </table:table-row>
        <table:table-row table:style-name="Tableau3.2">
          <table:table-cell table:style-name="Tableau3.A3" office:value-type="string">
            <text:p text:style-name="P11"/>
          </table:table-cell>
          <table:table-cell table:style-name="Tableau3.A1" office:value-type="string">
            <text:p text:style-name="P11"/>
          </table:table-cell>
          <table:table-cell table:style-name="Tableau3.A1" office:value-type="string">
            <text:p text:style-name="P11"/>
          </table:table-cell>
          <table:table-cell table:style-name="Tableau3.A1" office:value-type="string">
            <text:p text:style-name="P12"/>
          </table:table-cell>
        </table:table-row>
        <table:table-row table:style-name="Tableau3.15">
          <table:table-cell table:style-name="Tableau3.A3" office:value-type="string">
            <text:p text:style-name="P11"/>
          </table:table-cell>
          <table:table-cell table:style-name="Tableau3.A1" office:value-type="string">
            <text:p text:style-name="P11"/>
          </table:table-cell>
          <table:table-cell table:style-name="Tableau3.A3" table:number-columns-spanned="2" office:value-type="string">
            <text:p text:style-name="P12"><text:span text:style-name="T2">Déductions supplémentaires</text:span> :</text:p>
          </table:table-cell>
          <table:covered-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Contribuable marié, veuf, divorcé ou séparé, sans enfant à charge</text:p>
          </table:table-cell>
          <table:table-cell table:style-name="Tableau3.A1" office:value-type="string">
            <text:p text:style-name="P12">CHF<text:bookmark-start text:name="SENCH"/><text:tab/><text:span text:style-name="T1">%=SENCH=%</text:span><text:bookmark-end text:name="SENCH"/></text:p>
          </table: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Contribuable avec enfant<text:bookmark-start text:name="PLUE1"/>(<text:bookmark-end text:name="PLUE1"/>s) à charge</text:p>
          </table:table-cell>
          <table:table-cell table:style-name="Tableau3.A1" office:value-type="string">
            <text:p text:style-name="P12">CHF<text:tab/><text:span text:style-name="T1">%=ENFC2=%</text:span><text:bookmark-start text:name="ENFC2"/><text:bookmark-end text:name="ENFC2"/></text:p>
          </table:table-cell>
        </table:table-row>
        <table:table-row table:style-name="Tableau3.2">
          <table:table-cell table:style-name="Tableau3.A3" office:value-type="string">
            <text:p text:style-name="P11"/>
          </table:table-cell>
          <table:table-cell table:style-name="Tableau3.A1" office:value-type="string">
            <text:p text:style-name="P11">-</text:p>
          </table:table-cell>
          <table:table-cell table:style-name="Tableau3.A1" office:value-type="string">
            <text:p text:style-name="P11"><text:bookmark-start text:name="NBREN"/>%<text:bookmark-end text:name="NBREN"/>=NBREN=% enfant<text:bookmark-start text:name="TXTDEMI"/><text:bookmark-start text:name="PLUE2"/>(<text:bookmark-end text:name="TXTDEMI"/><text:bookmark-end text:name="PLUE2"/>s)</text:p>
          </table:table-cell>
          <table:table-cell table:style-name="Tableau3.A1" office:value-type="string">
            <text:p text:style-name="P14">CHF<text:bookmark-start text:name="MONEN"/><text:tab/>%=MONEN=%<text:bookmark-end text:name="MONEN"/></text:p>
          </table:table-cell>
        </table:table-row>
        <table:table-row table:style-name="Tableau3.19">
          <table:table-cell table:style-name="Tableau3.A3" office:value-type="string">
            <text:p text:style-name="P11"/>
          </table:table-cell>
          <table:table-cell table:style-name="Tableau3.A1" office:value-type="string">
            <text:p text:style-name="P11"/>
          </table:table-cell>
          <table:table-cell table:style-name="Tableau3.A3" office:value-type="string">
            <text:p text:style-name="P11">Revenu déterminant</text:p>
          </table:table-cell>
          <table:table-cell table:style-name="Tableau3.D19" office:value-type="string">
            <text:p text:style-name="P12">CHF<text:tab/><text:span text:style-name="T1">%=REVDET=%</text:span></text:p>
          </table:table-cell>
        </table:table-row>
        <table:table-row table:style-name="Tableau3.20">
          <table:table-cell table:style-name="Tableau3.A1" table:number-columns-spanned="4" office:value-type="string">
            <text:p text:style-name="P13"/>
          </table:table-cell>
          <table:covered-table-cell/>
          <table:covered-table-cell/>
          <table:covered-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5-11T13:04:56.67</dc:date>
    <meta:print-date>2003-09-10T06:53:00</meta:print-date>
    <meta:editing-cycles>108</meta:editing-cycles>
    <meta:editing-duration>PT6H40M2S</meta:editing-duration>
    <meta:document-statistic meta:table-count="1" meta:image-count="0" meta:object-count="0" meta:page-count="1" meta:paragraph-count="54" meta:word-count="246" meta:character-count="154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